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top="0in" fo:margin-bottom="0in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4">
      <style:paragraph-properties fo:margin-top="0in" fo:margin-bottom="0in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in" fo:margin-bottom="0in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in" fo:margin-bottom="0in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in" fo:margin-bottom="0in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in" fo:margin-bottom="0in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in" fo:margin-bottom="0in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ux &amp; Git-GitHub Cheat Sheet</text:h>
      <text:h text:style-name="Heading_20_2" text:outline-level="2"><text:s/>Linux Commands</text:h>
      <text:h text:style-name="Heading_20_3" text:outline-level="3"><text:s/>File &amp; Directory Management</text:h>
      <text:list text:style-name="L3">
        <text:list-item>
          <text:p text:style-name="P4"><text:span text:style-name="Source_20_Text">ls</text:span> - List files and directories </text:p>
        </text:list-item>
        <text:list-item>
          <text:p text:style-name="P4"><text:span text:style-name="Source_20_Text">ls -al</text:span> - List all files, including hidden ones, with details </text:p>
        </text:list-item>
        <text:list-item>
          <text:p text:style-name="P4"><text:span text:style-name="Source_20_Text">pwd</text:span> - Print current working directory </text:p>
        </text:list-item>
        <text:list-item>
          <text:p text:style-name="P4"><text:span text:style-name="Source_20_Text">cd &lt;directory&gt;</text:span> - Change directory </text:p>
        </text:list-item>
        <text:list-item>
          <text:p text:style-name="P4"><text:span text:style-name="Source_20_Text">mkdir &lt;directory&gt;</text:span> - Create a new directory </text:p>
        </text:list-item>
        <text:list-item>
          <text:p text:style-name="P4"><text:span text:style-name="Source_20_Text">rmdir &lt;directory&gt;</text:span> - Remove an empty directory </text:p>
        </text:list-item>
        <text:list-item>
          <text:p text:style-name="P4"><text:span text:style-name="Source_20_Text">rm -r &lt;directory&gt;</text:span> - Remove a directory with its contents </text:p>
        </text:list-item>
        <text:list-item>
          <text:p text:style-name="P4"><text:span text:style-name="Source_20_Text">touch &lt;file&gt;</text:span> - Create an empty file </text:p>
        </text:list-item>
        <text:list-item>
          <text:p text:style-name="P4"><text:span text:style-name="Source_20_Text">rm &lt;file&gt;</text:span> - Remove a file </text:p>
        </text:list-item>
        <text:list-item>
          <text:p text:style-name="P4"><text:span text:style-name="Source_20_Text">cp &lt;source&gt; &lt;destination&gt;</text:span> - Copy files or directories </text:p>
        </text:list-item>
        <text:list-item>
          <text:p text:style-name="P3"><text:span text:style-name="Source_20_Text">mv &lt;source&gt; &lt;destination&gt;</text:span> - Move or rename files </text:p>
        </text:list-item>
      </text:list>
      <text:h text:style-name="Heading_20_3" text:outline-level="3">File Content &amp; Permissions</text:h>
      <text:list text:style-name="L4">
        <text:list-item>
          <text:p text:style-name="P6"><text:span text:style-name="Source_20_Text">cat &lt;file&gt;</text:span> - Display file content </text:p>
        </text:list-item>
        <text:list-item>
          <text:p text:style-name="P6"><text:span text:style-name="Source_20_Text">less &lt;file&gt;</text:span> - View file content one page at a time </text:p>
        </text:list-item>
        <text:list-item>
          <text:p text:style-name="P6"><text:span text:style-name="Source_20_Text">nano &lt;file&gt;</text:span> - Edit file using nano editor </text:p>
        </text:list-item>
        <text:list-item>
          <text:p text:style-name="P6"><text:span text:style-name="Source_20_Text">chmod &lt;permissions&gt; &lt;file&gt;</text:span> - Change file permissions </text:p>
        </text:list-item>
        <text:list-item>
          <text:p text:style-name="P6"><text:span text:style-name="Source_20_Text">chown &lt;user&gt;:&lt;group&gt; &lt;file&gt;</text:span> - Change file owner </text:p>
        </text:list-item>
        <text:list-item>
          <text:p text:style-name="P6"><text:span text:style-name="Source_20_Text">find &lt;directory&gt; -name &lt;file&gt;</text:span> - Find a file in a directory </text:p>
        </text:list-item>
        <text:list-item>
          <text:p text:style-name="P5"><text:span text:style-name="Source_20_Text">grep '&lt;pattern&gt;' &lt;file&gt;</text:span> - Search for a pattern in a file </text:p>
        </text:list-item>
      </text:list>
      <text:h text:style-name="Heading_20_3" text:outline-level="3"><text:s/>Process Management</text:h>
      <text:list text:style-name="L5">
        <text:list-item>
          <text:p text:style-name="P8"><text:span text:style-name="Source_20_Text">ps</text:span> - Show running processes </text:p>
        </text:list-item>
        <text:list-item>
          <text:p text:style-name="P8"><text:span text:style-name="Source_20_Text">top</text:span> - Display real-time system resource usage </text:p>
        </text:list-item>
        <text:list-item>
          <text:p text:style-name="P8"><text:span text:style-name="Source_20_Text">kill &lt;PID&gt;</text:span> - Kill a process by ID </text:p>
        </text:list-item>
        <text:list-item>
          <text:p text:style-name="P8"><text:span text:style-name="Source_20_Text">killall &lt;process&gt;</text:span> - Kill all processes with the given name </text:p>
        </text:list-item>
        <text:list-item>
          <text:p text:style-name="P7"><text:span text:style-name="Source_20_Text">htop</text:span> - Interactive process viewer (if installed) </text:p>
        </text:list-item>
      </text:list>
      <text:h text:style-name="Heading_20_3" text:outline-level="3">Networking</text:h>
      <text:list text:style-name="L6">
        <text:list-item>
          <text:p text:style-name="P10"><text:span text:style-name="Source_20_Text">ifconfig</text:span> / <text:span text:style-name="Source_20_Text">ip a</text:span> - Display network configuration </text:p>
        </text:list-item>
        <text:list-item>
          <text:p text:style-name="P10"><text:span text:style-name="Source_20_Text">ping &lt;host&gt;</text:span> - Check connectivity to a host </text:p>
        </text:list-item>
        <text:list-item>
          <text:p text:style-name="P10"><text:span text:style-name="Source_20_Text">curl &lt;URL&gt;</text:span> - Fetch data from a URL </text:p>
        </text:list-item>
        <text:list-item>
          <text:p text:style-name="P10"><text:span text:style-name="Source_20_Text">wget &lt;URL&gt;</text:span> - Download files from the internet </text:p>
        </text:list-item>
        <text:list-item>
          <text:p text:style-name="P9"><text:span text:style-name="Source_20_Text">netstat -tulnp</text:span> - Show listening ports and services </text:p>
        </text:list-item>
      </text:list>
      <text:h text:style-name="Heading_20_3" text:outline-level="3"><text:soft-page-break/>User Management</text:h>
      <text:list text:style-name="L7">
        <text:list-item>
          <text:p text:style-name="P12"><text:span text:style-name="Source_20_Text">whoami</text:span> - Show current user </text:p>
        </text:list-item>
        <text:list-item>
          <text:p text:style-name="P12"><text:span text:style-name="Source_20_Text">who</text:span> - Show logged-in users </text:p>
        </text:list-item>
        <text:list-item>
          <text:p text:style-name="P12"><text:span text:style-name="Source_20_Text">adduser &lt;username&gt;</text:span> - Add a new user </text:p>
        </text:list-item>
        <text:list-item>
          <text:p text:style-name="P12"><text:span text:style-name="Source_20_Text">passwd &lt;username&gt;</text:span> - Change user password </text:p>
        </text:list-item>
        <text:list-item>
          <text:p text:style-name="P12"><text:span text:style-name="Source_20_Text">usermod -aG &lt;group&gt; &lt;user&gt;</text:span> - Add user to a group </text:p>
        </text:list-item>
        <text:list-item>
          <text:p text:style-name="P11"><text:span text:style-name="Source_20_Text">deluser &lt;username&gt;</text:span> - Delete a user </text:p>
        </text:list-item>
      </text:list>
      <text:h text:style-name="Heading_20_3" text:outline-level="3">Disk &amp; System Monitoring</text:h>
      <text:list text:style-name="L8">
        <text:list-item>
          <text:p text:style-name="P14"><text:span text:style-name="Source_20_Text">df -h</text:span> - Show disk usage </text:p>
        </text:list-item>
        <text:list-item>
          <text:p text:style-name="P14"><text:span text:style-name="Source_20_Text">du -sh &lt;directory&gt;</text:span> - Show size of a directory </text:p>
        </text:list-item>
        <text:list-item>
          <text:p text:style-name="P14"><text:span text:style-name="Source_20_Text">free -m</text:span> - Display RAM usage </text:p>
        </text:list-item>
        <text:list-item>
          <text:p text:style-name="P14"><text:span text:style-name="Source_20_Text">uptime</text:span> - Show system uptime </text:p>
        </text:list-item>
        <text:list-item>
          <text:p text:style-name="P14"><text:span text:style-name="Source_20_Text">uname -a</text:span> - Display system information </text:p>
        </text:list-item>
        <text:list-item>
          <text:p text:style-name="P13"><text:span text:style-name="Source_20_Text">history</text:span> - Show command history </text:p>
        </text:list-item>
      </text:list>
      <text:p text:style-name="Horizontal_20_Line"/>
      <text:h text:style-name="Heading_20_2" text:outline-level="2">Git &amp; GitHub Commands</text:h>
      <text:h text:style-name="Heading_20_3" text:outline-level="3">Git Basics</text:h>
      <text:list text:style-name="L9">
        <text:list-item>
          <text:p text:style-name="P16"><text:span text:style-name="Source_20_Text">git init</text:span> - Initialize a new Git repository </text:p>
        </text:list-item>
        <text:list-item>
          <text:p text:style-name="P16"><text:span text:style-name="Source_20_Text">git clone &lt;repo-url&gt;</text:span> - Clone an existing repository </text:p>
        </text:list-item>
        <text:list-item>
          <text:p text:style-name="P16"><text:span text:style-name="Source_20_Text">git status</text:span> - Show changes in the working directory </text:p>
        </text:list-item>
        <text:list-item>
          <text:p text:style-name="P16"><text:span text:style-name="Source_20_Text">git add &lt;file&gt;</text:span> - Stage a file for commit </text:p>
        </text:list-item>
        <text:list-item>
          <text:p text:style-name="P16"><text:span text:style-name="Source_20_Text">git add .</text:span> - Stage all changes </text:p>
        </text:list-item>
        <text:list-item>
          <text:p text:style-name="P16"><text:span text:style-name="Source_20_Text">git commit -m "Commit message"</text:span> - Commit changes with a message </text:p>
        </text:list-item>
        <text:list-item>
          <text:p text:style-name="P16"><text:span text:style-name="Source_20_Text">git push origin &lt;branch&gt;</text:span> - Push commits to a remote branch </text:p>
        </text:list-item>
        <text:list-item>
          <text:p text:style-name="P16"><text:span text:style-name="Source_20_Text">git pull origin &lt;branch&gt;</text:span> - Pull the latest changes from a remote branch </text:p>
        </text:list-item>
        <text:list-item>
          <text:p text:style-name="P16"><text:span text:style-name="Source_20_Text">git branch</text:span> - List all branches </text:p>
        </text:list-item>
        <text:list-item>
          <text:p text:style-name="P16"><text:span text:style-name="Source_20_Text">git checkout &lt;branch&gt;</text:span> - Switch to another branch </text:p>
        </text:list-item>
        <text:list-item>
          <text:p text:style-name="P15"><text:span text:style-name="Source_20_Text">git checkout -b &lt;new-branch&gt;</text:span> - Create and switch to a new branch </text:p>
        </text:list-item>
      </text:list>
      <text:h text:style-name="Heading_20_3" text:outline-level="3">Git Reset &amp; Revert</text:h>
      <text:list text:style-name="L10">
        <text:list-item>
          <text:p text:style-name="P18"><text:span text:style-name="Source_20_Text">git reset --hard &lt;commit&gt;</text:span> - Reset to a specific commit (loses changes) </text:p>
        </text:list-item>
        <text:list-item>
          <text:p text:style-name="P18"><text:span text:style-name="Source_20_Text">git reset --soft &lt;commit&gt;</text:span> - Reset to a commit but keep changes staged </text:p>
        </text:list-item>
        <text:list-item>
          <text:p text:style-name="P17"><text:span text:style-name="Source_20_Text">git revert &lt;commit&gt;</text:span> - Create a new commit that undoes a previous commit </text:p>
        </text:list-item>
      </text:list>
      <text:h text:style-name="Heading_20_3" text:outline-level="3">Git Logs &amp; History</text:h>
      <text:list text:style-name="L11">
        <text:list-item>
          <text:p text:style-name="P20"><text:span text:style-name="Source_20_Text">git log</text:span> - Show commit history </text:p>
        </text:list-item>
        <text:list-item>
          <text:p text:style-name="P20"><text:span text:style-name="Source_20_Text">git log --oneline</text:span> - Show brief commit history </text:p>
        </text:list-item>
        <text:list-item>
          <text:p text:style-name="P19"><text:span text:style-name="Source_20_Text">git diff</text:span> - Show differences between commits and working directory </text:p>
        </text:list-item>
      </text:list>
      <text:h text:style-name="Heading_20_3" text:outline-level="3"><text:soft-page-break/>Git Stash</text:h>
      <text:list text:style-name="L12">
        <text:list-item>
          <text:p text:style-name="P22"><text:span text:style-name="Source_20_Text">git stash</text:span> - Temporarily save changes without committing </text:p>
        </text:list-item>
        <text:list-item>
          <text:p text:style-name="P22"><text:span text:style-name="Source_20_Text">git stash pop</text:span> - Reapply the last stashed changes </text:p>
        </text:list-item>
        <text:list-item>
          <text:p text:style-name="P21"><text:span text:style-name="Source_20_Text">git stash list</text:span> - Show all stashed changes </text:p>
        </text:list-item>
      </text:list>
      <text:h text:style-name="Heading_20_3" text:outline-level="3">GitHub Collaboration</text:h>
      <text:list text:style-name="L13">
        <text:list-item>
          <text:p text:style-name="P24"><text:span text:style-name="Source_20_Text">git remote add origin &lt;repo-url&gt;</text:span> - Link local repo to GitHub </text:p>
        </text:list-item>
        <text:list-item>
          <text:p text:style-name="P24"><text:span text:style-name="Source_20_Text">git remote -v</text:span> - Show remote repositories </text:p>
        </text:list-item>
        <text:list-item>
          <text:p text:style-name="P24"><text:span text:style-name="Source_20_Text">git push origin &lt;branch&gt;</text:span> - Push changes to GitHub </text:p>
        </text:list-item>
        <text:list-item>
          <text:p text:style-name="P24"><text:span text:style-name="Source_20_Text">git pull origin &lt;branch&gt;</text:span> - Pull changes from GitHub </text:p>
        </text:list-item>
        <text:list-item>
          <text:p text:style-name="P24"><text:span text:style-name="Source_20_Text">git fetch</text:span> - Fetch changes from a remote repository </text:p>
        </text:list-item>
        <text:list-item>
          <text:p text:style-name="P24"><text:span text:style-name="Source_20_Text">git merge &lt;branch&gt;</text:span> - Merge another branch into the current one </text:p>
        </text:list-item>
        <text:list-item>
          <text:p text:style-name="P24"><text:span text:style-name="Source_20_Text">git rebase &lt;branch&gt;</text:span> - Reapply commits on top of another branch </text:p>
        </text:list-item>
        <text:list-item>
          <text:p text:style-name="P24"><text:span text:style-name="Source_20_Text">git tag &lt;tagname&gt;</text:span> - Create a tag for a specific commit </text:p>
        </text:list-item>
        <text:list-item>
          <text:p text:style-name="P23"><text:span text:style-name="Source_20_Text">git push origin --tags</text:span> - Push all tags to GitHub </text:p>
        </text:list-item>
      </text:list>
      <text:p text:style-name="Horizontal_20_Line"/>
      <text:p text:style-name="Text_20_body">This cheat sheet serves as a quick reference for Linux and Git-GitHub commands, making DevOps tasks smoother. Keep practicing, and happy coding! 🚀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6:50:10.461268160</meta:creation-date>
    <dc:date>2025-02-12T06:53:23.560366512</dc:date>
    <meta:editing-duration>PT3M14S</meta:editing-duration>
    <meta:editing-cycles>1</meta:editing-cycles>
    <meta:document-statistic meta:table-count="0" meta:image-count="0" meta:object-count="0" meta:page-count="3" meta:paragraph-count="84" meta:word-count="710" meta:character-count="3690" meta:non-whitespace-character-count="3065"/>
    <meta:generator>LibreOffice/24.2.7.2$Linux_X86_64 LibreOffice_project/420$Build-2</meta:generator>
  </office:meta>
</office:document-meta>
</file>